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8fe1d" officeooo:paragraph-rsid="0019f57d"/>
    </style:style>
    <style:style style:name="P2" style:family="paragraph" style:parent-style-name="Standard">
      <style:text-properties officeooo:rsid="001ad701" officeooo:paragraph-rsid="0019f57d"/>
    </style:style>
    <style:style style:name="P3" style:family="paragraph" style:parent-style-name="Standard">
      <style:text-properties officeooo:rsid="0018fe1d" officeooo:paragraph-rsid="0019f57d"/>
    </style:style>
    <style:style style:name="P4" style:family="paragraph" style:parent-style-name="Standard">
      <style:text-properties officeooo:rsid="0018fe1d" officeooo:paragraph-rsid="001fd7e6"/>
    </style:style>
    <style:style style:name="P5" style:family="paragraph" style:parent-style-name="Standard">
      <style:text-properties fo:color="#c9211e" loext:opacity="100%" officeooo:rsid="0018fe1d" officeooo:paragraph-rsid="0019f57d"/>
    </style:style>
    <style:style style:name="P6" style:family="paragraph" style:parent-style-name="Standard">
      <style:text-properties fo:color="#c9211e" loext:opacity="100%" officeooo:rsid="0018fe1d" officeooo:paragraph-rsid="001b87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チームとしての目標</text:p>
      <text:p text:style-name="P2">最低限の機能をいれる！</text:p>
      <text:p text:style-name="P2"/>
      <text:p text:style-name="P5">2. 各個人の目標</text:p>
      <text:p text:style-name="P1">//伊賀さん：誰の手も借りずに制作する。伊賀義晃:プロジェクトリーダー</text:p>
      <text:p text:style-name="P1"/>
      <text:p text:style-name="P5">3. 作成物概要（ユースケース図や画面遷移図などを見せながら解説）</text:p>
      <text:p text:style-name="P1"/>
      <text:p text:style-name="P1"/>
      <text:p text:style-name="P5">4. 工夫した点</text:p>
      <text:p text:style-name="P1"/>
      <text:p text:style-name="P1"/>
      <text:p text:style-name="P5">5. デモ</text:p>
      <text:p text:style-name="P5">//発表の時にするやつ</text:p>
      <text:p text:style-name="P1"/>
      <text:p text:style-name="P6">6. 苦労した点</text:p>
      <text:p text:style-name="P4">//コードに苦労しました。エラー探しの中でも赤い線が引いていないエラーを探すのが一番苦労しました。唯一未経者</text:p>
      <text:p text:style-name="P1"/>
      <text:p text:style-name="P5">7.今後の課題</text:p>
      <text:p text:style-name="P1"/>
      <text:p text:style-name="P1"/>
      <text:p text:style-name="P5">8. 学んだ点、よくできた、成長した点。配属に向けての意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7:07:48.437000000</meta:creation-date>
    <dc:date>2022-05-26T17:20:56.920000000</dc:date>
    <meta:editing-duration>PT40M27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2" meta:word-count="203" meta:character-count="221" meta:non-whitespace-character-count="214"/>
  </office:meta>
</office:document-meta>
</file>